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01257f" officeooo:paragraph-rsid="0001257f"/>
    </style:style>
    <style:style style:name="P2" style:family="paragraph" style:parent-style-name="Standard">
      <style:text-properties fo:font-size="10pt" officeooo:rsid="0001257f" officeooo:paragraph-rsid="0001257f" style:font-size-asian="10pt" style:font-size-complex="10pt"/>
    </style:style>
    <style:style style:name="T1" style:family="text">
      <style:text-properties officeooo:rsid="00027d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st-Discovery with a Ping-Scan</text:p>
      <text:p text:style-name="P1"/>
      <text:p text:style-name="P1">Is an IP used by an Host / Network Device?</text:p>
      <text:p text:style-name="P1"/>
      <text:p text:style-name="P1">10.0.0.0/8 → 16 Million IP-Addresses </text:p>
      <text:p text:style-name="P1"/>
      <text:p text:style-name="P1">-Pn<text:tab/><text:tab/><text:span text:style-name="T1">| Skips host Discovery</text:span></text:p>
      <text:p text:style-name="P1">-sL <text:tab/><text:tab/>| List Scan with reverse DNS Discovery </text:p>
      <text:p text:style-name="P1">-P* <text:tab/><text:tab/>| For Ping-Types</text:p>
      <text:p text:style-name="P1">-sn <text:tab/><text:tab/>| No Port Scan after Host Discovery (aka. Ping Scan)</text:p>
      <text:p text:style-name="P2"><text:bookmark text:name="idm45751284304544"/>ICMP echo request, TCP SYN to port 443, TCP ACK to port 80, and an ICMP timestamp request by default. <text:span text:style-name="T1">Can be combined with -P* probes</text:span></text:p>
      <text:p text:style-name="P2"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0:50:19.561686568</meta:creation-date>
    <dc:date>2024-08-26T11:06:45.172590285</dc:date>
    <meta:editing-duration>PT4M58S</meta:editing-duration>
    <meta:editing-cycles>1</meta:editing-cycles>
    <meta:document-statistic meta:table-count="0" meta:image-count="0" meta:object-count="0" meta:page-count="1" meta:paragraph-count="9" meta:word-count="73" meta:character-count="397" meta:non-whitespace-character-count="321"/>
    <meta:generator>LibreOffice/24.8.0.3$Linux_X86_64 LibreOffice_project/480$Build-3</meta:generator>
  </office:meta>
</office:document-meta>
</file>